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Devanagari" svg:font-family="Lohit Devanagari" style:font-family-generic="system" style:font-pitch="variable"/>
    <style:font-face style:name="Albany AMT" svg:font-family="Albany AMT" style:font-family-generic="system"/>
    <style:font-face style:name="Arial" svg:font-family="Arial" style:font-family-generic="swiss" style:font-pitch="variable" svg:panose-1="2 11 6 4 2 2 2 2 2 4"/>
    <style:font-face style:name="Thorndale AMT" svg:font-family="Thorndale AM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fo:font-size="12pt" style:font-size-asian="12pt" style:language-complex="ar" style:country-complex="SA"/>
    </style:style>
    <style:style style:name="P8" style:parent-style-name="Standard" style:family="paragraph">
      <style:paragraph-properties fo:text-align="justify"/>
      <style:text-properties fo:font-size="12pt" style:font-size-asian="12pt" style:language-complex="ar" style:country-complex="SA"/>
    </style:style>
    <style:style style:name="P9" style:parent-style-name="Standard" style:family="paragraph">
      <style:paragraph-properties fo:text-align="justify"/>
    </style:style>
    <style:style style:name="T10" style:parent-style-name="DefaultParagraphFont" style:family="text">
      <style:text-properties fo:font-size="12pt" style:font-size-asian="12pt" style:language-complex="ar" style:country-complex="SA"/>
    </style:style>
    <style:style style:name="T11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 style:text-underline-color="#000000" style:language-complex="ar" style:country-complex="SA"/>
    </style:style>
    <style:style style:name="T12" style:parent-style-name="DefaultParagraphFont" style:family="text">
      <style:text-properties fo:font-size="12pt" style:font-size-asian="12pt" style:language-complex="ar" style:country-complex="SA"/>
    </style:style>
    <style:style style:name="P13" style:parent-style-name="Standard" style:family="paragraph">
      <style:paragraph-properties fo:text-align="justify"/>
      <style:text-properties style:language-complex="ar" style:country-complex="SA"/>
    </style:style>
    <style:style style:name="P14" style:parent-style-name="Standard" style:list-style-name="WWNum1" style:family="paragraph">
      <style:paragraph-properties fo:margin-left="0.25in">
        <style:tab-stops>
          <style:tab-stop style:type="left" style:position="-1.5in"/>
          <style:tab-stop style:type="left" style:position="0.25in"/>
        </style:tab-stops>
      </style:paragraph-properties>
    </style:style>
    <style:style style:name="T15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 style:text-underline-color="#000000" style:language-complex="ar" style:country-complex="SA"/>
    </style:style>
    <style:style style:name="T16" style:parent-style-name="DefaultParagraphFont" style:family="text">
      <style:text-properties fo:font-size="12pt" style:font-size-asian="12pt" style:language-complex="ar" style:country-complex="SA"/>
    </style:style>
    <style:style style:name="T1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text-underline-type="single" style:text-underline-style="solid" style:text-underline-width="auto" style:text-underline-mode="continuous" style:text-underline-color="#000000" style:language-complex="ar" style:country-complex="SA"/>
    </style:style>
    <style:style style:name="T18" style:parent-style-name="DefaultParagraphFont" style:family="text">
      <style:text-properties fo:font-size="12pt" style:font-size-asian="12pt" style:language-complex="ar" style:country-complex="SA"/>
    </style:style>
    <style:style style:name="T1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text-underline-type="single" style:text-underline-style="solid" style:text-underline-width="auto" style:text-underline-mode="continuous" style:text-underline-color="#000000" style:language-complex="ar" style:country-complex="SA"/>
    </style:style>
    <style:style style:name="T20" style:parent-style-name="DefaultParagraphFont" style:family="text">
      <style:text-properties fo:font-size="12pt" style:font-size-asian="12pt" style:language-complex="ar" style:country-complex="SA"/>
    </style:style>
    <style:style style:name="P21" style:parent-style-name="Standard" style:list-style-name="WWNum1" style:family="paragraph">
      <style:paragraph-properties>
        <style:tab-stops>
          <style:tab-stop style:type="left" style:position="-2in"/>
          <style:tab-stop style:type="left" style:position="-0.25in"/>
        </style:tab-stops>
      </style:paragraph-properties>
    </style:style>
    <style:style style:name="T22" style:parent-style-name="DefaultParagraphFont" style:family="text">
      <style:text-properties fo:font-size="12pt" style:font-size-asian="12pt" style:language-complex="ar" style:country-complex="SA"/>
    </style:style>
    <style:style style:name="T23" style:parent-style-name="DefaultParagraphFont" style:family="text">
      <style:text-properties fo:font-size="12pt" style:font-size-asian="12pt" style:language-complex="ar" style:country-complex="SA"/>
    </style:style>
    <style:style style:name="T24" style:parent-style-name="DefaultParagraphFont" style:family="text">
      <style:text-properties fo:font-size="12pt" style:font-size-asian="12pt" style:language-complex="ar" style:country-complex="SA"/>
    </style:style>
    <style:style style:name="T25" style:parent-style-name="DefaultParagraphFont" style:family="text">
      <style:text-properties fo:font-size="12pt" style:font-size-asian="12pt" style:language-complex="ar" style:country-complex="SA"/>
    </style:style>
    <style:style style:name="T26" style:parent-style-name="DefaultParagraphFont" style:family="text">
      <style:text-properties fo:font-weight="bold" style:font-weight-asian="bold" style:font-weight-complex="bold" fo:font-size="12pt" style:font-size-asian="12pt" style:language-complex="ar" style:country-complex="SA"/>
    </style:style>
    <style:style style:name="T27" style:parent-style-name="DefaultParagraphFont" style:family="text">
      <style:text-properties fo:font-size="12pt" style:font-size-asian="12pt" style:language-complex="ar" style:country-complex="SA"/>
    </style:style>
    <style:style style:name="T28" style:parent-style-name="DefaultParagraphFont" style:family="text">
      <style:text-properties fo:font-size="12pt" style:font-size-asian="12pt" style:language-complex="ar" style:country-complex="SA"/>
    </style:style>
    <style:style style:name="T29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 style:text-underline-color="#000000" style:language-complex="ar" style:country-complex="SA"/>
    </style:style>
    <style:style style:name="T30" style:parent-style-name="DefaultParagraphFont" style:family="text">
      <style:text-properties fo:font-size="12pt" style:font-size-asian="12pt" style:language-complex="ar" style:country-complex="SA"/>
    </style:style>
    <style:style style:name="T31" style:parent-style-name="DefaultParagraphFont" style:family="text">
      <style:text-properties fo:font-size="12pt" style:font-size-asian="12pt" style:language-complex="ar" style:country-complex="SA"/>
    </style:style>
    <style:style style:name="T32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 style:text-underline-color="#000000" style:language-complex="ar" style:country-complex="SA"/>
    </style:style>
    <style:style style:name="T33" style:parent-style-name="DefaultParagraphFont" style:family="text">
      <style:text-properties fo:font-size="12pt" style:font-size-asian="12pt" style:language-complex="ar" style:country-complex="SA"/>
    </style:style>
    <style:style style:name="T34" style:parent-style-name="DefaultParagraphFont" style:family="text">
      <style:text-properties fo:font-weight="bold" style:font-weight-asian="bold" style:font-weight-complex="bold" fo:font-size="12pt" style:font-size-asian="12pt" style:language-complex="ar" style:country-complex="SA"/>
    </style:style>
    <style:style style:name="T35" style:parent-style-name="DefaultParagraphFont" style:family="text">
      <style:text-properties fo:font-size="12pt" style:font-size-asian="12pt" style:language-complex="ar" style:country-complex="SA"/>
    </style:style>
    <style:style style:name="T36" style:parent-style-name="DefaultParagraphFont" style:family="text">
      <style:text-properties fo:font-size="12pt" style:font-size-asian="12pt" style:language-complex="ar" style:country-complex="SA"/>
    </style:style>
    <style:style style:name="T37" style:parent-style-name="DefaultParagraphFont" style:family="text">
      <style:text-properties fo:font-size="12pt" style:font-size-asian="12pt" style:language-complex="ar" style:country-complex="SA"/>
    </style:style>
    <style:style style:name="T38" style:parent-style-name="DefaultParagraphFont" style:family="text">
      <style:text-properties fo:font-weight="bold" style:font-weight-asian="bold" style:font-weight-complex="bold" fo:font-size="12pt" style:font-size-asian="12pt" style:language-complex="ar" style:country-complex="SA"/>
    </style:style>
    <style:style style:name="T39" style:parent-style-name="DefaultParagraphFont" style:family="text">
      <style:text-properties fo:font-size="12pt" style:font-size-asian="12pt" style:language-complex="ar" style:country-complex="SA"/>
    </style:style>
    <style:style style:name="T40" style:parent-style-name="DefaultParagraphFont" style:family="text">
      <style:text-properties fo:font-size="12pt" style:font-size-asian="12pt" style:language-complex="ar" style:country-complex="SA"/>
    </style:style>
    <style:style style:name="T41" style:parent-style-name="DefaultParagraphFont" style:family="text">
      <style:text-properties fo:font-size="12pt" style:font-size-asian="12pt" style:language-complex="ar" style:country-complex="SA"/>
    </style:style>
    <style:style style:name="T42" style:parent-style-name="DefaultParagraphFont" style:family="text">
      <style:text-properties fo:font-size="12pt" style:font-size-asian="12pt" style:language-complex="ar" style:country-complex="SA"/>
    </style:style>
    <style:style style:name="T43" style:parent-style-name="DefaultParagraphFont" style:family="text">
      <style:text-properties fo:font-size="12pt" style:font-size-asian="12pt" style:language-complex="ar" style:country-complex="SA"/>
    </style:style>
    <style:style style:name="T44" style:parent-style-name="DefaultParagraphFont" style:family="text">
      <style:text-properties fo:font-weight="bold" style:font-weight-asian="bold" style:font-weight-complex="bold" fo:font-size="12pt" style:font-size-asian="12pt" style:language-complex="ar" style:country-complex="SA"/>
    </style:style>
    <style:style style:name="P45" style:parent-style-name="Standard" style:list-style-name="WWNum2" style:family="paragraph">
      <style:paragraph-properties fo:text-indent="-0.5in"/>
    </style:style>
    <style:style style:name="T46" style:parent-style-name="DefaultParagraphFont" style:family="text">
      <style:text-properties fo:font-size="12pt" style:font-size-asian="12pt" style:language-complex="ar" style:country-complex="SA"/>
    </style:style>
    <style:style style:name="T47" style:parent-style-name="DefaultParagraphFont" style:family="text">
      <style:text-properties fo:font-size="12pt" style:font-size-asian="12pt" style:language-complex="ar" style:country-complex="SA"/>
    </style:style>
    <style:style style:name="T48" style:parent-style-name="DefaultParagraphFont" style:family="text">
      <style:text-properties fo:font-size="12pt" style:font-size-asian="12pt" style:language-complex="ar" style:country-complex="SA"/>
    </style:style>
    <style:style style:name="P49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2pt" style:font-size-asian="12pt" style:language-complex="ar" style:country-complex="SA"/>
    </style:style>
    <style:style style:name="P50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2pt" style:font-size-asian="12pt" style:language-complex="ar" style:country-complex="SA"/>
    </style:style>
    <style:style style:name="P51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2pt" style:font-size-asian="12pt" style:language-complex="ar" style:country-complex="SA"/>
    </style:style>
    <style:style style:name="P52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2pt" style:font-size-asian="12pt" style:language-complex="ar" style:country-complex="SA"/>
    </style:style>
    <style:style style:name="T53" style:parent-style-name="DefaultParagraphFont" style:family="text">
      <style:text-properties fo:font-size="12pt" style:font-size-asian="12pt" style:language-complex="ar" style:country-complex="SA"/>
    </style:style>
    <style:style style:name="T54" style:parent-style-name="DefaultParagraphFont" style:family="text">
      <style:text-properties fo:font-size="12pt" style:font-size-asian="12pt" style:language-complex="ar" style:country-complex="SA"/>
    </style:style>
    <style:style style:name="T55" style:parent-style-name="DefaultParagraphFont" style:family="text">
      <style:text-properties fo:font-size="12pt" style:font-size-asian="12pt" style:language-complex="ar" style:country-complex="SA"/>
    </style:style>
    <style:style style:name="T56" style:parent-style-name="DefaultParagraphFont" style:family="text">
      <style:text-properties fo:font-weight="bold" style:font-weight-asian="bold" style:font-weight-complex="bold" fo:font-size="12pt" style:font-size-asian="12pt" style:language-complex="ar" style:country-complex="SA"/>
    </style:style>
    <style:style style:name="P57" style:parent-style-name="Standard" style:family="paragraph">
      <style:text-properties fo:font-size="12pt" style:font-size-asian="12pt" style:language-complex="ar" style:country-complex="SA"/>
    </style:style>
    <style:style style:name="T58" style:parent-style-name="DefaultParagraphFont" style:family="text">
      <style:text-properties fo:font-size="12pt" style:font-size-asian="12pt" style:language-complex="ar" style:country-complex="SA"/>
    </style:style>
    <style:style style:name="T59" style:parent-style-name="DefaultParagraphFont" style:family="text">
      <style:text-properties fo:font-weight="bold" style:font-weight-asian="bold" style:font-weight-complex="bold" fo:font-size="12pt" style:font-size-asian="12pt" style:language-complex="ar" style:country-complex="SA"/>
    </style:style>
    <style:style style:name="T60" style:parent-style-name="DefaultParagraphFont" style:family="text">
      <style:text-properties fo:font-weight="bold" style:font-weight-asian="bold" style:font-weight-complex="bold" fo:font-size="12pt" style:font-size-asian="12pt" style:language-complex="ar" style:country-complex="SA"/>
    </style:style>
    <style:style style:name="T61" style:parent-style-name="DefaultParagraphFont" style:family="text">
      <style:text-properties fo:font-weight="bold" style:font-weight-asian="bold" style:font-weight-complex="bold" fo:font-size="12pt" style:font-size-asian="12pt" style:language-complex="ar" style:country-complex="SA"/>
    </style:style>
    <style:style style:name="T62" style:parent-style-name="DefaultParagraphFont" style:family="text">
      <style:text-properties fo:font-size="12pt" style:font-size-asian="12pt" style:language-complex="ar" style:country-complex="SA"/>
    </style:style>
    <style:style style:name="T63" style:parent-style-name="DefaultParagraphFont" style:family="text">
      <style:text-properties fo:font-size="12pt" style:font-size-asian="12pt" style:language-complex="ar" style:country-complex="SA"/>
    </style:style>
    <style:style style:name="T64" style:parent-style-name="DefaultParagraphFont" style:family="text">
      <style:text-properties fo:font-size="12pt" style:font-size-asian="12pt" style:language-complex="ar" style:country-complex="SA"/>
    </style:style>
    <style:style style:name="T65" style:parent-style-name="DefaultParagraphFont" style:family="text">
      <style:text-properties fo:font-size="12pt" style:font-size-asian="12pt" style:language-complex="ar" style:country-complex="SA"/>
    </style:style>
    <style:style style:name="T66" style:parent-style-name="DefaultParagraphFont" style:family="text">
      <style:text-properties fo:font-size="12pt" style:font-size-asian="12pt" style:language-complex="ar" style:country-complex="SA"/>
    </style:style>
    <style:style style:name="T67" style:parent-style-name="DefaultParagraphFont" style:family="text">
      <style:text-properties fo:font-size="12pt" style:font-size-asian="12pt" style:language-complex="ar" style:country-complex="SA"/>
    </style:style>
    <style:style style:name="T68" style:parent-style-name="DefaultParagraphFont" style:family="text">
      <style:text-properties fo:font-weight="bold" style:font-weight-asian="bold" style:font-weight-complex="bold" fo:font-size="12pt" style:font-size-asian="12pt" style:language-complex="ar" style:country-complex="SA"/>
    </style:style>
    <style:style style:name="T69" style:parent-style-name="DefaultParagraphFont" style:family="text">
      <style:text-properties fo:font-weight="bold" style:font-weight-asian="bold" style:font-weight-complex="bold" fo:font-size="12pt" style:font-size-asian="12pt" style:language-complex="ar" style:country-complex="SA"/>
    </style:style>
    <style:style style:name="T70" style:parent-style-name="DefaultParagraphFont" style:family="text">
      <style:text-properties fo:font-size="12pt" style:font-size-asian="12pt" style:language-complex="ar" style:country-complex="SA"/>
    </style:style>
    <style:style style:name="T71" style:parent-style-name="DefaultParagraphFont" style:family="text">
      <style:text-properties fo:font-size="12pt" style:font-size-asian="12pt" style:language-complex="ar" style:country-complex="SA"/>
    </style:style>
    <style:style style:name="T72" style:parent-style-name="DefaultParagraphFont" style:family="text">
      <style:text-properties fo:font-weight="bold" style:font-weight-asian="bold" style:font-weight-complex="bold" fo:font-size="12pt" style:font-size-asian="12pt" style:language-complex="ar" style:country-complex="SA"/>
    </style:style>
    <style:style style:name="T73" style:parent-style-name="DefaultParagraphFont" style:family="text">
      <style:text-properties fo:font-size="12pt" style:font-size-asian="12pt" style:language-complex="ar" style:country-complex="SA"/>
    </style:style>
    <style:style style:name="T74" style:parent-style-name="DefaultParagraphFont" style:family="text">
      <style:text-properties fo:font-size="12pt" style:font-size-asian="12pt" style:language-complex="ar" style:country-complex="SA"/>
    </style:style>
    <style:style style:name="T75" style:parent-style-name="DefaultParagraphFont" style:family="text">
      <style:text-properties fo:font-size="12pt" style:font-size-asian="12pt" style:language-complex="ar" style:country-complex="SA"/>
    </style:style>
    <style:style style:name="T76" style:parent-style-name="DefaultParagraphFont" style:family="text">
      <style:text-properties fo:font-size="12pt" style:font-size-asian="12pt" style:language-complex="ar" style:country-complex="SA"/>
    </style:style>
    <style:style style:name="T77" style:parent-style-name="DefaultParagraphFont" style:family="text">
      <style:text-properties fo:font-size="12pt" style:font-size-asian="12pt" style:language-complex="ar" style:country-complex="SA"/>
    </style:style>
    <style:style style:name="T78" style:parent-style-name="DefaultParagraphFont" style:family="text">
      <style:text-properties fo:font-size="12pt" style:font-size-asian="12pt" style:language-complex="ar" style:country-complex="SA"/>
    </style:style>
    <style:style style:name="T79" style:parent-style-name="DefaultParagraphFont" style:family="text">
      <style:text-properties fo:font-weight="bold" style:font-weight-asian="bold" style:font-weight-complex="bold" fo:font-size="12pt" style:font-size-asian="12pt" style:language-complex="ar" style:country-complex="SA"/>
    </style:style>
    <style:style style:name="T80" style:parent-style-name="DefaultParagraphFont" style:family="text">
      <style:text-properties fo:font-weight="bold" style:font-weight-asian="bold" style:font-weight-complex="bold" fo:font-size="12pt" style:font-size-asian="12pt" style:language-complex="ar" style:country-complex="SA"/>
    </style:style>
    <style:style style:name="T81" style:parent-style-name="DefaultParagraphFont" style:family="text">
      <style:text-properties fo:font-weight="bold" style:font-weight-asian="bold" style:font-weight-complex="bold" fo:font-size="12pt" style:font-size-asian="12pt" style:language-complex="ar" style:country-complex="SA"/>
    </style:style>
    <style:style style:name="T82" style:parent-style-name="DefaultParagraphFont" style:family="text">
      <style:text-properties fo:font-size="12pt" style:font-size-asian="12pt" style:language-complex="ar" style:country-complex="SA"/>
    </style:style>
    <style:style style:name="T83" style:parent-style-name="DefaultParagraphFont" style:family="text">
      <style:text-properties fo:font-size="12pt" style:font-size-asian="12pt" style:language-complex="ar" style:country-complex="SA"/>
    </style:style>
    <style:style style:name="T84" style:parent-style-name="DefaultParagraphFont" style:family="text">
      <style:text-properties fo:font-size="12pt" style:font-size-asian="12pt" style:language-complex="ar" style:country-complex="SA"/>
    </style:style>
    <style:style style:name="T85" style:parent-style-name="DefaultParagraphFont" style:family="text">
      <style:text-properties fo:font-size="12pt" style:font-size-asian="12pt" style:language-complex="ar" style:country-complex="SA"/>
    </style:style>
    <style:style style:name="T86" style:parent-style-name="DefaultParagraphFont" style:family="text">
      <style:text-properties fo:font-size="12pt" style:font-size-asian="12pt" style:language-complex="ar" style:country-complex="SA"/>
    </style:style>
    <style:style style:name="T87" style:parent-style-name="DefaultParagraphFont" style:family="text">
      <style:text-properties fo:font-weight="bold" style:font-weight-asian="bold" style:font-weight-complex="bold" fo:font-size="12pt" style:font-size-asian="12pt" style:language-complex="ar" style:country-complex="SA"/>
    </style:style>
    <style:style style:name="T88" style:parent-style-name="DefaultParagraphFont" style:family="text">
      <style:text-properties fo:font-size="12pt" style:font-size-asian="12pt" style:language-complex="ar" style:country-complex="SA"/>
    </style:style>
    <style:style style:name="T89" style:parent-style-name="DefaultParagraphFont" style:family="text">
      <style:text-properties fo:font-size="12pt" style:font-size-asian="12pt" style:language-complex="ar" style:country-complex="SA"/>
    </style:style>
    <style:style style:name="T90" style:parent-style-name="DefaultParagraphFont" style:family="text">
      <style:text-properties fo:font-size="12pt" style:font-size-asian="12pt" style:language-complex="ar" style:country-complex="SA"/>
    </style:style>
    <style:style style:name="T91" style:parent-style-name="DefaultParagraphFont" style:family="text">
      <style:text-properties fo:font-size="12pt" style:font-size-asian="12pt" style:language-complex="ar" style:country-complex="SA"/>
    </style:style>
    <style:style style:name="T92" style:parent-style-name="DefaultParagraphFont" style:family="text">
      <style:text-properties fo:font-size="12pt" style:font-size-asian="12pt" style:language-complex="ar" style:country-complex="SA"/>
    </style:style>
    <style:style style:name="T93" style:parent-style-name="DefaultParagraphFont" style:family="text">
      <style:text-properties fo:font-size="12pt" style:font-size-asian="12pt" style:language-complex="ar" style:country-complex="SA"/>
    </style:style>
    <style:style style:name="T94" style:parent-style-name="DefaultParagraphFont" style:family="text">
      <style:text-properties fo:font-weight="bold" style:font-weight-asian="bold" style:font-weight-complex="bold" fo:font-size="12pt" style:font-size-asian="12pt" style:language-complex="ar" style:country-complex="SA"/>
    </style:style>
    <style:style style:name="T95" style:parent-style-name="DefaultParagraphFont" style:family="text">
      <style:text-properties fo:font-weight="bold" style:font-weight-asian="bold" style:font-weight-complex="bold" fo:font-size="12pt" style:font-size-asian="12pt" style:language-complex="ar" style:country-complex="SA"/>
    </style:style>
    <style:style style:name="T96" style:parent-style-name="DefaultParagraphFont" style:family="text">
      <style:text-properties fo:font-weight="bold" style:font-weight-asian="bold" style:font-weight-complex="bold" fo:font-size="12pt" style:font-size-asian="12pt" style:language-complex="ar" style:country-complex="SA"/>
    </style:style>
    <style:style style:name="P97" style:parent-style-name="Standard" style:family="paragraph">
      <style:text-properties fo:font-weight="bold" style:font-weight-asian="bold" style:font-weight-complex="bold" fo:font-size="12pt" style:font-size-asian="12pt" style:language-complex="ar" style:country-complex="SA"/>
    </style:style>
    <style:style style:name="P98" style:parent-style-name="Standard" style:family="paragraph">
      <style:text-properties fo:font-size="12pt" style:font-size-asian="12pt" style:language-complex="ar" style:country-complex="SA"/>
    </style:style>
    <style:style style:name="T99" style:parent-style-name="DefaultParagraphFont" style:family="text">
      <style:text-properties fo:font-size="12pt" style:font-size-asian="12pt" style:language-complex="ar" style:country-complex="SA"/>
    </style:style>
    <style:style style:name="T100" style:parent-style-name="DefaultParagraphFont" style:family="text">
      <style:text-properties fo:font-size="12pt" style:font-size-asian="12pt" style:language-complex="ar" style:country-complex="SA"/>
    </style:style>
    <style:style style:name="T101" style:parent-style-name="DefaultParagraphFont" style:family="text">
      <style:text-properties fo:font-size="12pt" style:font-size-asian="12pt" style:language-complex="ar" style:country-complex="SA"/>
    </style:style>
    <style:style style:name="T102" style:parent-style-name="DefaultParagraphFont" style:family="text">
      <style:text-properties fo:font-size="12pt" style:font-size-asian="12pt" style:language-complex="ar" style:country-complex="SA"/>
    </style:style>
    <style:style style:name="T103" style:parent-style-name="DefaultParagraphFont" style:family="text">
      <style:text-properties fo:font-weight="bold" style:font-weight-asian="bold" style:font-weight-complex="bold" fo:font-size="12pt" style:font-size-asian="12pt" style:language-complex="ar" style:country-complex="SA"/>
    </style:style>
    <style:style style:name="T104" style:parent-style-name="DefaultParagraphFont" style:family="text">
      <style:text-properties fo:font-size="12pt" style:font-size-asian="12pt" style:language-complex="ar" style:country-complex="SA"/>
    </style:style>
    <style:style style:name="T105" style:parent-style-name="DefaultParagraphFont" style:family="text">
      <style:text-properties fo:font-size="12pt" style:font-size-asian="12pt" style:language-complex="ar" style:country-complex="SA"/>
    </style:style>
    <style:style style:name="T106" style:parent-style-name="DefaultParagraphFont" style:family="text">
      <style:text-properties fo:font-size="12pt" style:font-size-asian="12pt" style:language-complex="ar" style:country-complex="SA"/>
    </style:style>
    <style:style style:name="T107" style:parent-style-name="DefaultParagraphFont" style:family="text">
      <style:text-properties fo:font-weight="bold" style:font-weight-asian="bold" style:font-weight-complex="bold" fo:font-size="12pt" style:font-size-asian="12pt" style:language-complex="ar" style:country-complex="SA"/>
    </style:style>
    <style:style style:name="P108" style:parent-style-name="Standard" style:family="paragraph">
      <style:text-properties fo:font-size="12pt" style:font-size-asian="12pt" style:language-complex="ar" style:country-complex="SA"/>
    </style:style>
    <style:style style:name="T109" style:parent-style-name="DefaultParagraphFont" style:family="text">
      <style:text-properties fo:font-size="12pt" style:font-size-asian="12pt" style:language-complex="ar" style:country-complex="SA"/>
    </style:style>
    <style:style style:name="T110" style:parent-style-name="DefaultParagraphFont" style:family="text">
      <style:text-properties fo:font-size="12pt" style:font-size-asian="12pt" style:language-complex="ar" style:country-complex="SA"/>
    </style:style>
    <style:style style:name="T111" style:parent-style-name="DefaultParagraphFont" style:family="text">
      <style:text-properties fo:font-size="12pt" style:font-size-asian="12pt" style:language-complex="ar" style:country-complex="SA"/>
    </style:style>
    <style:style style:name="T112" style:parent-style-name="DefaultParagraphFont" style:family="text">
      <style:text-properties fo:font-weight="bold" style:font-weight-asian="bold" style:font-weight-complex="bold" fo:font-size="12pt" style:font-size-asian="12pt" style:language-complex="ar" style:country-complex="SA"/>
    </style:style>
    <style:style style:name="T113" style:parent-style-name="DefaultParagraphFont" style:family="text">
      <style:text-properties fo:font-size="12pt" style:font-size-asian="12pt" style:language-complex="ar" style:country-complex="SA"/>
    </style:style>
    <style:style style:name="T114" style:parent-style-name="DefaultParagraphFont" style:family="text">
      <style:text-properties fo:font-size="12pt" style:font-size-asian="12pt" style:language-complex="ar" style:country-complex="SA"/>
    </style:style>
    <style:style style:name="T115" style:parent-style-name="DefaultParagraphFont" style:family="text">
      <style:text-properties fo:font-size="12pt" style:font-size-asian="12pt" style:language-complex="ar" style:country-complex="SA"/>
    </style:style>
    <style:style style:name="T116" style:parent-style-name="DefaultParagraphFont" style:family="text">
      <style:text-properties fo:font-weight="bold" style:font-weight-asian="bold" style:font-weight-complex="bold" fo:font-size="12pt" style:font-size-asian="12pt" style:language-complex="ar" style:country-complex="SA"/>
    </style:style>
  </office:automatic-styles>
  <office:body>
    <office:text text:use-soft-page-breaks="true">
      <text:p text:style-name="P1"><text:bookmark-start text:name="__UnoMark__700_2145696954"/><text:bookmark-end text:name="__UnoMark__700_2145696954"/>Remember you can go up your directory tree one level by typing: <text:s/></text:p>
      <text:p text:style-name="P8">cd .. <text:s text:c="3"/></text:p>
      <text:p text:style-name="P9"><text:span text:style-name="T10">Use<text:s/></text:span><text:span text:style-name="T11">relative paths</text:span><text:span text:style-name="T12"><text:s/>unless it is not possible to do so or if you are instructed otherwise. <text:s/>Use the minimal number of commands. <text:s/>I strongly suggest that you do #1 first. <text:s/>It will help you locate files mentioned in later questions. <text:s/>As usual, use cidermill for this exercise.</text:span></text:p>
      <text:p text:style-name="P13"/>
      <text:list text:style-name="WWNum1">
        <text:list-item text:start-value="1">
          <text:p text:style-name="P14"><text:span text:style-name="T15">Draw</text:span><text:span text:style-name="T16"><text:s/>and turn in a diagram of<text:s/></text:span><text:span text:style-name="T17">your complete home directory</text:span><text:span text:style-name="T18"><text:s/>showing<text:s/></text:span><text:span text:style-name="T19">ALL</text:span><text:span text:style-name="T20"><text:s/>(hidden and non-hidden) files and subdirectories and their files, etc. <text:s/>Do not go more than four levels down. <text:s text:c="2"/>The drawing may be done by hand, but must be readable.</text:span></text:p>
        </text:list-item>
      </text:list>
      <text:list text:style-name="WWNum1" text:continue-numbering="true">
        <text:list-item>
          <text:list>
            <text:list-item>
              <text:p text:style-name="P21">├── .bash_history <text:s text:c="205"/>├── .bash_logout <text:s text:c="206"/>├── .bash_profile <text:s text:c="205"/>├── .bashrc <text:s text:c="211"/>├── culture <text:s text:c="211"/>│   ├── art <text:s text:c="211"/>│   │   └── picasso <text:s text:c="203"/>│   ├── lit <text:s text:c="211"/>│   │   ├── poetry <text:s text:c="204"/>│   │   │   ├── poem1 <text:s text:c="201"/>│   │   │   └── poem3 <text:s text:c="201"/>│   │   ├── prose <text:s text:c="205"/>│   │   │   ├── prose1 <text:s text:c="200"/>│   │   │   ├── prose2 <text:s text:c="200"/>│   │   │   ├── prose3 <text:s text:c="200"/>│   │   │   └── prose4 <text:s text:c="200"/>│   │   └── whynot <text:s text:c="204"/>│   └── music <text:s text:c="209"/>│   <text:s text:c="4"/>└── Bach <text:s text:c="206"/>├── free -&gt; /home/students/cis121/c12100/free <text:s text:c="177"/>├── house1 <text:s text:c="212"/>│   └── dinrm <text:s text:c="209"/>├── house2 <text:s text:c="212"/>│   └── livrm <text:s text:c="209"/>├── .lesshst <text:s text:c="210"/>├── loggedin <text:s text:c="210"/>├── myfile <text:s text:c="212"/>└── poem2 <text:s text:c="2"/></text:p>
            </text:list-item>
          </text:list>
        </text:list-item>
      </text:list>
      <text:p text:style-name="Standard"><text:span text:style-name="T22">2.</text:span><text:span text:style-name="T23"><text:tab/>What is the i</text:span><text:span text:style-name="T24">node number of poem2 in your home directory?</text:span><text:span text:style-name="T25"><text:s/></text:span><text:span text:style-name="T26">213787</text:span></text:p>
      <text:p text:style-name="Standard"><text:span text:style-name="T27">3.</text:span><text:span text:style-name="T28"><text:tab/>From your home directory, move poem2 to the poetry directory. You can do this in<text:s/></text:span><text:span text:style-name="T29">one</text:span><text:span text:style-name="T30"><text:s/>command. <text:s/>Write<text:s/></text:span><text:span text:style-name="T31"><text:tab/>the<text:s/></text:span><text:span text:style-name="T32">one</text:span><text:span text:style-name="T33"><text:s/>command you used. <text:s/></text:span><text:span text:style-name="T34">mv poem2 culture/lit/poetry/</text:span></text:p>
      <text:p text:style-name="Standard"><text:span text:style-name="T35">4.</text:span><text:span text:style-name="T36"><text:tab/>What is the inode number of poem2 now that it has been moved?</text:span><text:span text:style-name="T37"><text:s/></text:span><text:span text:style-name="T38">213787</text:span></text:p>
      <text:p text:style-name="Standard"><text:span text:style-name="T39">5.</text:span><text:span text:style-name="T40"><text:tab/>Look at y</text:span><text:span text:style-name="T41">our answers for questions 2 and 4. <text:s/>What do they indicate about where your files are really<text:s/></text:span><text:span text:style-name="T42"><text:tab/>stored? <text:s/>What was moved?</text:span><text:span text:style-name="T43"><text:s/></text:span><text:span text:style-name="T44">Files are not stored in the directory, all that was moved was a reference to the file.</text:span></text:p>
      <text:soft-page-break/>
      <text:list text:style-name="WWNum2">
        <text:list-item text:start-value="6">
          <text:p text:style-name="P45"><text:span text:style-name="T46">Place yourself in the art directory. <text:s/>Make two new files with similar names. <text:s/>Place yourself in your home directory and make a new directo</text:span><text:span text:style-name="T47">ry named saved. <text:s/>While in your home directory, use one command to copy the two files in your art directory to your saved directory. <text:s/>Do not copy other files. <text:s/>Use metacharacters (wild cards) and do this in one command. <text:s/>Write the commands you used for all<text:s/></text:span><text:span text:style-name="T48">these steps. <text:s/></text:span></text:p>
        </text:list-item>
      </text:list>
      <text:p text:style-name="P49">touch ex4_1 ex4_2</text:p>
      <text:p text:style-name="P50">cd ~</text:p>
      <text:p text:style-name="P51">mkdir saved</text:p>
      <text:p text:style-name="P52">cp culture/art/ex4_* saved/</text:p>
      <text:p text:style-name="Standard"><text:span text:style-name="T53">7.</text:span><text:span text:style-name="T54"><text:tab/>Create a file in the music directory and move it to art. <text:s/>Write the commands you used to do this.</text:span><text:span text:style-name="T55"><text:s/></text:span><text:span text:style-name="T56">“touch culture/music/ex4q7” “mv culture/music/ex4q7 culture/art/”</text:span></text:p>
      <text:p text:style-name="P57">8.<text:tab/>Find all the occurrences of the word “shall” in the file named free. <text:s/>Write the command you used. <text:s/>How<text:s/><text:tab/>many occurrences were there? <text:s/>If<text:s/>you do not have a file named “free”, type the following command:</text:p>
      <text:p text:style-name="Standard"><text:span text:style-name="T58"><text:tab/>ln ~c12100/free <text:s/></text:span><text:span text:style-name="T59">~</text:span><text:span text:style-name="T60"><text:s/>“cat free | grep shall”</text:span><text:span text:style-name="T61"><text:s/>3 occurrences</text:span></text:p>
      <text:p text:style-name="Standard"><text:span text:style-name="T62">9.</text:span><text:span text:style-name="T63"><text:tab/>Make a new subdirectory (in your home directory) named dir1. <text:s/>Copy all the files and subdirectories in<text:s/></text:span><text:span text:style-name="T64"><text:tab/>your lit directory to dir1. <text:s/>Write the one command you used to<text:s/></text:span><text:span text:style-name="T65">do all the copying. <text:s/>Also indicate what<text:s/></text:span><text:span text:style-name="T66"><text:tab/>directory you were in when you issued the command.</text:span><text:span text:style-name="T67"><text:s/></text:span><text:span text:style-name="T68">“cp -r culture/lit/* dir1/”</text:span><text:span text:style-name="T69"><text:s/>from ~/</text:span></text:p>
      <text:p text:style-name="Standard"><text:span text:style-name="T70">10.</text:span><text:span text:style-name="T71"><text:tab/></text:span><text:span text:style-name="T72">While you are in your newly created dir1</text:span><text:span text:style-name="T73"><text:s/>directory remove poem1, poem2, and poem3 (but do not<text:s/></text:span><text:span text:style-name="T74"><text:tab/>remove any other files in dir1) with one command. <text:s/>(Do not remove</text:span><text:span text:style-name="T75"><text:s/>the poem files in your original<text:s/></text:span><text:span text:style-name="T76"><text:tab/>culture directory!) <text:s/>Use a wildcard. <text:s/>Write the command you used. <text:s/>Also indicate what directory you<text:s/></text:span><text:span text:style-name="T77"><text:tab/>were in when you issued the command.</text:span><text:span text:style-name="T78"><text:s/></text:span><text:span text:style-name="T79">“</text:span><text:span text:style-name="T80">rm poetry/poem*</text:span><text:span text:style-name="T81">” from ~/dir1</text:span></text:p>
      <text:p text:style-name="Standard"><text:span text:style-name="T82">11.</text:span><text:span text:style-name="T83"><text:tab/>Create a link named artpoem to your picasso file (which is in your art directory</text:span><text:span text:style-name="T84">) The new link should go<text:s/></text:span><text:span text:style-name="T85"><text:tab/>in your poetry directory. <text:s/>Write the command you used.</text:span><text:span text:style-name="T86"><text:s/></text:span><text:span text:style-name="T87">ln -s culture/art/picasso culture/lit/poetry/artpoem</text:span></text:p>
      <text:p text:style-name="Standard"><text:span text:style-name="T88">12.</text:span><text:span text:style-name="T89"><text:tab/>Clean up your directory (remove stuff you don’t need but leave the house1, house2, culture, etc.) and<text:s/></text:span><text:span text:style-name="T90"><text:tab/>print a list of all your files and directories(including subdirector</text:span><text:span text:style-name="T91">ies). <text:s/>Turn in the list. <text:s/>Also write the<text:s/></text:span><text:span text:style-name="T92"><text:tab/>command you used to do this.</text:span><text:span text:style-name="T93"><text:s/></text:span><text:span text:style-name="T94">“</text:span><text:span text:style-name="T95">rm -r dir1 saved myfile loggedin</text:span><text:span text:style-name="T96">”</text:span></text:p>
      <text:p text:style-name="P97">free <text:s text:c="437"/>culture: <text:s text:c="214"/>art <text:s/>lit <text:s/>music <text:s text:c="430"/>house1: <text:s text:c="215"/>dinrm <text:s text:c="440"/>house2: <text:s text:c="215"/>livrm</text:p>
      <text:p text:style-name="P98">13.<text:tab/>For the following, write commands but do not turn in the output. <text:s/>You may what to create some files to<text:s/><text:tab/>test the results of you commands:</text:p>
      <text:p text:style-name="Standard"><text:span text:style-name="T99"><text:tab/></text:span><text:span text:style-name="T100"><text:tab/>a. List all files in your current directo</text:span><text:span text:style-name="T101">ry that end in “123” or “456</text:span><text:span text:style-name="T102">”.</text:span><text:span text:style-name="T103"><text:s/>ls -d *123 *456</text:span></text:p>
      <text:p text:style-name="Standard"><text:span text:style-name="T104"><text:tab/></text:span><text:span text:style-name="T105"><text:tab/>b. List all files in your parent directory that start and end with a digit.</text:span><text:span text:style-name="T106"><text:s/></text:span><text:span text:style-name="T107">ls -d [0-9]* *[0-9]</text:span></text:p>
      <text:p text:style-name="P108"><text:tab/><text:tab/>c. List all files in your subdirectory “sub5” that have an uppercase “X” in their name. <text:s/>(Note:<text:s/><text:tab/><text:tab/><text:tab/>directory sub5 does not exist. <text:s/>You may create<text:s/>it if you wish.)<text:s/>ls -d sub5/*X*</text:p>
      <text:p text:style-name="Standard"><text:span text:style-name="T109"><text:tab/></text:span><text:span text:style-name="T110"><text:tab/>d. Count the files and directories in your current directory.</text:span><text:span text:style-name="T111"><text:s/></text:span><text:span text:style-name="T112">ls | wc -l</text:span></text:p>
      <text:p text:style-name="Standard"><text:span text:style-name="T113"><text:tab/></text:span><text:span text:style-name="T114"><text:tab/>e. Add the current date and time to the end of the file “log1”.</text:span><text:span text:style-name="T115"><text:s/></text:span><text:span text:style-name="T116">date &gt; log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Devanagari" svg:font-family="Lohit Devanagari" style:font-family-generic="system" style:font-pitch="variable"/>
    <style:font-face style:name="Albany AMT" svg:font-family="Albany AMT" style:font-family-generic="system"/>
    <style:font-face style:name="Arial" svg:font-family="Arial" style:font-family-generic="swiss" style:font-pitch="variable" svg:panose-1="2 11 6 4 2 2 2 2 2 4"/>
    <style:font-face style:name="Thorndale AMT" svg:font-family="Thorndale AM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R PL UMing HK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Times New Roman" style:font-name-complex="Times New Roman" fo:font-size="14pt" style:font-size-asian="14pt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lbany AMT" style:font-name-asian="Albany AMT" style:font-name-complex="Arial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-caption1" style:display-name="WW-caption1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-caption11" style:display-name="WW-caption11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-caption111" style:display-name="WW-caption111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-caption1111" style:display-name="WW-caption1111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-caption11111" style:display-name="WW-caption11111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-caption111111" style:display-name="WW-caption111111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-caption1111111" style:display-name="WW-caption1111111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-caption11111111" style:display-name="WW-caption11111111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-caption111111111" style:display-name="WW-caption111111111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-caption1111111111" style:display-name="WW-caption1111111111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-caption11111111111" style:display-name="WW-caption11111111111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-caption111111111111" style:display-name="WW-caption111111111111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-caption1111111111111" style:display-name="WW-caption1111111111111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caption11111111111111" style:display-name="WW-caption11111111111111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-header" style:display-name="WW-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footer" style:display-name="WW-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header1" style:display-name="WW-header1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footer1" style:display-name="WW-footer1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header12" style:display-name="WW-header12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footer12" style:display-name="WW-footer12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header123" style:display-name="WW-header123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footer123" style:display-name="WW-footer123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header1234" style:display-name="WW-header1234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footer1234" style:display-name="WW-footer1234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header12345" style:display-name="WW-header12345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footer12345" style:display-name="WW-footer12345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header123456" style:display-name="WW-header123456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footer123456" style:display-name="WW-footer123456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header1234567" style:display-name="WW-header1234567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footer1234567" style:display-name="WW-footer1234567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header12345678" style:display-name="WW-header12345678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footer12345678" style:display-name="WW-footer12345678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header123456789" style:display-name="WW-header123456789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footer123456789" style:display-name="WW-footer123456789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header12345678910" style:display-name="WW-header12345678910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footer12345678910" style:display-name="WW-footer12345678910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header1234567891011" style:display-name="WW-header1234567891011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footer1234567891011" style:display-name="WW-footer1234567891011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header123456789101112" style:display-name="WW-header123456789101112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footer123456789101112" style:display-name="WW-footer123456789101112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header12345678910111213" style:display-name="WW-header12345678910111213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footer12345678910111213" style:display-name="WW-footer12345678910111213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header1234567891011121314" style:display-name="WW-header1234567891011121314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-footer1234567891011121314" style:display-name="WW-footer1234567891011121314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TF_Num21" style:display-name="RTF_Num 2 1" style:family="text">
      <style:text-properties style:font-name="Thorndale AMT" style:font-name-asian="Thorndale AMT" style:font-name-complex="Thorndale AMT" fo:font-size="12pt" style:font-size-asian="12pt" fo:language="en" fo:country="US"/>
    </style:style>
    <style:style style:name="RTF_Num22" style:display-name="RTF_Num 2 2" style:family="text">
      <style:text-properties fo:font-size="12pt" style:font-size-asian="12pt" style:font-size-complex="12pt" fo:language="en" fo:country="US"/>
    </style:style>
    <style:style style:name="RTF_Num23" style:display-name="RTF_Num 2 3" style:family="text">
      <style:text-properties fo:font-size="12pt" style:font-size-asian="12pt" style:font-size-complex="12pt" fo:language="en" fo:country="US"/>
    </style:style>
    <style:style style:name="RTF_Num24" style:display-name="RTF_Num 2 4" style:family="text">
      <style:text-properties fo:font-size="12pt" style:font-size-asian="12pt" style:font-size-complex="12pt" fo:language="en" fo:country="US"/>
    </style:style>
    <style:style style:name="RTF_Num25" style:display-name="RTF_Num 2 5" style:family="text">
      <style:text-properties fo:font-size="12pt" style:font-size-asian="12pt" style:font-size-complex="12pt" fo:language="en" fo:country="US"/>
    </style:style>
    <style:style style:name="RTF_Num26" style:display-name="RTF_Num 2 6" style:family="text">
      <style:text-properties fo:font-size="12pt" style:font-size-asian="12pt" style:font-size-complex="12pt" fo:language="en" fo:country="US"/>
    </style:style>
    <style:style style:name="RTF_Num27" style:display-name="RTF_Num 2 7" style:family="text">
      <style:text-properties fo:font-size="12pt" style:font-size-asian="12pt" style:font-size-complex="12pt" fo:language="en" fo:country="US"/>
    </style:style>
    <style:style style:name="RTF_Num28" style:display-name="RTF_Num 2 8" style:family="text">
      <style:text-properties fo:font-size="12pt" style:font-size-asian="12pt" style:font-size-complex="12pt" fo:language="en" fo:country="US"/>
    </style:style>
    <style:style style:name="RTF_Num29" style:display-name="RTF_Num 2 9" style:family="text">
      <style:text-properties fo:font-size="12pt" style:font-size-asian="12pt" style:font-size-complex="12pt" fo:language="en" fo:country="US"/>
    </style:style>
    <style:style style:name="RTF_Num31" style:display-name="RTF_Num 3 1" style:family="text">
      <style:text-properties fo:font-size="12pt" style:font-size-asian="12pt" style:font-size-complex="12pt" fo:language="en" fo:country="US"/>
    </style:style>
    <style:style style:name="RTF_Num41" style:display-name="RTF_Num 4 1" style:family="text"/>
    <style:style style:name="RTF_Num42" style:display-name="RTF_Num 4 2" style:family="text"/>
    <style:style style:name="RTF_Num43" style:display-name="RTF_Num 4 3" style:family="text"/>
    <style:style style:name="RTF_Num44" style:display-name="RTF_Num 4 4" style:family="text"/>
    <style:style style:name="RTF_Num45" style:display-name="RTF_Num 4 5" style:family="text"/>
    <style:style style:name="RTF_Num46" style:display-name="RTF_Num 4 6" style:family="text"/>
    <style:style style:name="RTF_Num47" style:display-name="RTF_Num 4 7" style:family="text"/>
    <style:style style:name="RTF_Num48" style:display-name="RTF_Num 4 8" style:family="text"/>
    <style:style style:name="RTF_Num49" style:display-name="RTF_Num 4 9" style:family="text"/>
    <style:style style:name="RTF_Num32" style:display-name="RTF_Num 3 2" style:family="text">
      <style:text-properties fo:font-size="12pt" style:font-size-asian="12pt" style:font-size-complex="12pt" fo:language="en" fo:country="US"/>
    </style:style>
    <style:style style:name="RTF_Num33" style:display-name="RTF_Num 3 3" style:family="text">
      <style:text-properties fo:font-size="12pt" style:font-size-asian="12pt" style:font-size-complex="12pt" fo:language="en" fo:country="US"/>
    </style:style>
    <style:style style:name="RTF_Num34" style:display-name="RTF_Num 3 4" style:family="text">
      <style:text-properties fo:font-size="12pt" style:font-size-asian="12pt" style:font-size-complex="12pt" fo:language="en" fo:country="US"/>
    </style:style>
    <style:style style:name="RTF_Num35" style:display-name="RTF_Num 3 5" style:family="text">
      <style:text-properties fo:font-size="12pt" style:font-size-asian="12pt" style:font-size-complex="12pt" fo:language="en" fo:country="US"/>
    </style:style>
    <style:style style:name="RTF_Num36" style:display-name="RTF_Num 3 6" style:family="text">
      <style:text-properties fo:font-size="12pt" style:font-size-asian="12pt" style:font-size-complex="12pt" fo:language="en" fo:country="US"/>
    </style:style>
    <style:style style:name="RTF_Num37" style:display-name="RTF_Num 3 7" style:family="text">
      <style:text-properties fo:font-size="12pt" style:font-size-asian="12pt" style:font-size-complex="12pt" fo:language="en" fo:country="US"/>
    </style:style>
    <style:style style:name="RTF_Num38" style:display-name="RTF_Num 3 8" style:family="text">
      <style:text-properties fo:font-size="12pt" style:font-size-asian="12pt" style:font-size-complex="12pt" fo:language="en" fo:country="US"/>
    </style:style>
    <style:style style:name="RTF_Num39" style:display-name="RTF_Num 3 9" style:family="text">
      <style:text-properties fo:font-size="12pt" style:font-size-asian="12pt" style:font-size-complex="12pt" fo:language="en" fo:country="US"/>
    </style:style>
    <style:style style:name="RTF_Num310" style:display-name="RTF_Num 3 10" style:family="text">
      <style:text-properties fo:font-size="12pt" style:font-size-asian="12pt" style:font-size-complex="12pt" fo:language="en" fo:country="US"/>
    </style:style>
    <style:style style:name="RTF_Num210" style:display-name="RTF_Num 2 10" style:family="text">
      <style:text-properties fo:font-size="12pt" style:font-size-asian="12pt" style:font-size-complex="12pt" fo:language="en" fo:country="US"/>
    </style:style>
    <style:style style:name="WW-RTF_Num21" style:display-name="WW-RTF_Num 2 1" style:family="text">
      <style:text-properties style:font-name="Thorndale AMT" style:font-name-asian="Thorndale AMT" style:font-name-complex="Thorndale AMT" fo:font-size="12pt" style:font-size-asian="12pt" fo:language="en" fo:country="US"/>
    </style:style>
    <style:style style:name="WW-RTF_Num211" style:display-name="WW-RTF_Num 2 11" style:family="text">
      <style:text-properties style:font-name="Thorndale AMT" style:font-name-asian="Thorndale AMT" style:font-name-complex="Thorndale AMT" fo:font-size="12pt" style:font-size-asian="12pt" fo:language="en" fo:country="US"/>
    </style:style>
    <style:style style:name="WW-RTF_Num2111" style:display-name="WW-RTF_Num 2 111" style:family="text">
      <style:text-properties style:font-name="Thorndale AMT" style:font-name-asian="Thorndale AMT" style:font-name-complex="Thorndale AMT" fo:font-size="12pt" style:font-size-asian="12pt" fo:language="en" fo:country="US"/>
    </style:style>
    <style:style style:name="WW-RTF_Num21111" style:display-name="WW-RTF_Num 2 1111" style:family="text">
      <style:text-properties style:font-name="Thorndale AMT" style:font-name-asian="Thorndale AMT" style:font-name-complex="Thorndale AMT" fo:font-size="12pt" style:font-size-asian="12pt" fo:language="en" fo:country="US"/>
    </style:style>
    <style:style style:name="WW-RTF_Num211111" style:display-name="WW-RTF_Num 2 11111" style:family="text">
      <style:text-properties style:font-name="Thorndale AMT" style:font-name-asian="Thorndale AMT" style:font-name-complex="Thorndale AMT" fo:font-size="12pt" style:font-size-asian="12pt" fo:language="en" fo:country="US"/>
    </style:style>
    <style:style style:name="WW-RTF_Num2111111" style:display-name="WW-RTF_Num 2 111111" style:family="text">
      <style:text-properties style:font-name="Thorndale AMT" style:font-name-asian="Thorndale AMT" style:font-name-complex="Thorndale AMT" fo:font-size="12pt" style:font-size-asian="12pt" fo:language="en" fo:country="US"/>
    </style:style>
    <style:style style:name="PageNumber" style:display-name="Page Number" style:family="text">
      <style:text-properties style:font-name-complex="Arial" fo:font-size="12pt" style:font-size-asian="12pt" style:font-size-complex="12pt" fo:language="en" fo:country="US" style:language-asian="en" style:country-asian="US"/>
    </style:style>
    <style:style style:name="NumberingSymbols" style:display-name="Numbering Symbols" style:family="text">
      <style:text-properties style:font-name-complex="Arial" fo:font-size="12pt" style:font-size-asian="12pt" style:font-size-complex="12pt" fo:language="en" fo:country="US" style:language-asian="en" style:country-asian="US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in" fo:margin-left="0.5in" fo:margin-bottom="0.4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>
        <style:tab-stops>
          <style:tab-stop style:type="center" style:position="3in"/>
          <style:tab-stop style:type="right" style:position="6.5472in"/>
        </style:tab-stops>
      </style:paragraph-properties>
      <style:text-properties fo:color="#000000" fo:font-size="12pt" style:font-size-asian="12pt" style:language-complex="ar" style:country-complex="SA"/>
    </style:style>
    <style:style style:name="P3" style:parent-style-name="Standard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</style:style>
    <style:style style:name="T4" style:parent-style-name="DefaultParagraphFont" style:family="text">
      <style:text-properties fo:color="#000000" style:language-complex="ar" style:country-complex="SA"/>
    </style:style>
    <style:style style:name="T5" style:parent-style-name="DefaultParagraphFont" style:family="text">
      <style:text-properties fo:color="#000000" style:language-complex="ar" style:country-complex="SA"/>
    </style:style>
    <style:style style:name="T6" style:parent-style-name="PageNumber" style:family="text">
      <style:text-properties style:font-name="Thorndale AMT" style:font-name-asian="Thorndale AMT" fo:color="#000000" fo:font-size="14pt" style:font-size-asian="14pt" style:language-complex="ar" style:country-complex="SA"/>
    </style:style>
    <style:style style:name="T7" style:parent-style-name="PageNumber" style:family="text">
      <style:text-properties style:font-name="Thorndale AMT" style:font-name-asian="Thorndale AMT" fo:color="#000000" fo:font-size="14pt" style:font-size-asian="14pt" style:language-complex="ar" style:country-complex="SA"/>
    </style:style>
  </office:automatic-styles>
  <office:master-styles>
    <style:master-page style:name="MP0" style:page-layout-name="PL0">
      <style:header>
        <text:p text:style-name="P2">CIS 121<text:tab/>Exercise Module 4-1</text:p>
      </style:header>
      <style:footer>
        <text:p text:style-name="P3"><text:span text:style-name="T4"><text:tab/></text:span><text:span text:style-name="T5"><text:page-number text:fixed="false">1</text:page-number></text:span><text:span text:style-name="T6"><text:s/>of 1</text:span><text:span text:style-name="T7"><text:tab/>pgeyer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hil Geyer</meta:initial-creator>
    <dc:creator>Andrew</dc:creator>
    <meta:creation-date>2009-01-26T20:21:00Z</meta:creation-date>
    <dc:date>2021-02-08T20:26:00Z</dc:date>
    <meta:print-date>2012-09-11T11:38:00Z</meta:print-date>
    <meta:template xlink:href="Normal" xlink:type="simple"/>
    <meta:editing-cycles>8</meta:editing-cycles>
    <meta:editing-duration>PT2520S</meta:editing-duration>
    <meta:document-statistic meta:page-count="2" meta:paragraph-count="23" meta:word-count="1772" meta:character-count="11855" meta:row-count="84" meta:non-whitespace-character-count="10106"/>
  </office:meta>
</office:document-meta>
</file>